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39AB552F50070D10D8.png" manifest:media-type="image/png"/>
  <manifest:file-entry manifest:full-path="Pictures/1000020100000104000000969C8F1B6D3179A665.png" manifest:media-type="image/png"/>
  <manifest:file-entry manifest:full-path="Pictures/100002010000019800000197C4ADDFB2EE6BDA9D.png" manifest:media-type="image/png"/>
  <manifest:file-entry manifest:full-path="Pictures/10000201000002020000017F5CA52F7FCB7BE724.png" manifest:media-type="image/png"/>
  <manifest:file-entry manifest:full-path="Pictures/1000020100000102000000A7CFBA0F52A95E384C.png" manifest:media-type="image/png"/>
  <manifest:file-entry manifest:full-path="Pictures/10000201000001E8000000E915070E1EC1D562BC.png" manifest:media-type="image/png"/>
  <manifest:file-entry manifest:full-path="Pictures/10000201000001650000028B6E80100C77044966.png" manifest:media-type="image/png"/>
  <manifest:file-entry manifest:full-path="Pictures/1000020100000184000000D1D89F2CDCCA40059C.png" manifest:media-type="image/png"/>
  <manifest:file-entry manifest:full-path="Pictures/100002010000023200000111AE623AB2BC4DCFCE.png" manifest:media-type="image/png"/>
  <manifest:file-entry manifest:full-path="Pictures/10000201000001E8000000AEA1B966E176DC2CD2.png" manifest:media-type="image/png"/>
  <manifest:file-entry manifest:full-path="Pictures/1000020100000146000001A3CA503A40F00C5DD1.png" manifest:media-type="image/png"/>
  <manifest:file-entry manifest:full-path="Pictures/10000201000001560000021820CC21F3A6C2972A.png" manifest:media-type="image/png"/>
  <manifest:file-entry manifest:full-path="Pictures/1000020100000146000000E70AD6CF2B127A5B54.png" manifest:media-type="image/png"/>
  <manifest:file-entry manifest:full-path="Pictures/10000201000000900000021303124CDD1483929D.png" manifest:media-type="image/png"/>
  <manifest:file-entry manifest:full-path="Pictures/100002010000018E0000014FFBA7C8ACE7036F52.png" manifest:media-type="image/png"/>
  <manifest:file-entry manifest:full-path="Pictures/10000201000001A10000017CA39587A49165A137.png" manifest:media-type="image/png"/>
  <manifest:file-entry manifest:full-path="Pictures/100002010000017A000001CFF2DE50122542EADA.png" manifest:media-type="image/png"/>
  <manifest:file-entry manifest:full-path="Pictures/100002010000037900000089CE734398BFD6B591.png" manifest:media-type="image/png"/>
  <manifest:file-entry manifest:full-path="Pictures/100002010000016B000001BDF16D95866CA34D89.png" manifest:media-type="image/png"/>
  <manifest:file-entry manifest:full-path="Pictures/10000201000001A80000027DE93ADC42A7409E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fo:font-weight="bold" officeooo:rsid="00068574" officeooo:paragraph-rsid="000685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fo:font-weight="bold" officeooo:rsid="0007a9bc" officeooo:paragraph-rsid="0007a9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fo:font-weight="bold" officeooo:rsid="000fc3e8" officeooo:paragraph-rsid="000fc3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font-weight="normal" officeooo:rsid="000b7b63" officeooo:paragraph-rsid="000b7b6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normal" officeooo:rsid="000bb223" officeooo:paragraph-rsid="000bb22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normal" officeooo:rsid="000c2cba" officeooo:paragraph-rsid="000c2cb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bold" officeooo:rsid="000b7b63" officeooo:paragraph-rsid="000b7b6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bold" officeooo:rsid="000e1807" officeooo:paragraph-rsid="000e180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0f3f2a" officeooo:paragraph-rsid="000f3f2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bold" officeooo:rsid="000f66b9" officeooo:paragraph-rsid="000f66b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fo:font-weight="bold" officeooo:rsid="000fc3e8" officeooo:paragraph-rsid="000fc3e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3pt" fo:font-weight="bold" officeooo:rsid="000b7b63" officeooo:paragraph-rsid="000b7b63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4pt" fo:font-weight="bold" officeooo:rsid="000b7b63" officeooo:paragraph-rsid="000b7b6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4pt" fo:font-weight="bold" officeooo:rsid="000f3f2a" officeooo:paragraph-rsid="000f3f2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b7b63" officeooo:paragraph-rsid="000b7b63" fo:background-color="#1e1e1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c2cba" officeooo:paragraph-rsid="000c2cba" fo:background-color="#1e1e1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f66b9" officeooo:paragraph-rsid="000f66b9" fo:background-color="#1e1e1e" style:font-size-asian="10.5pt" style:font-weight-asian="bold" style:font-size-complex="12pt" style:font-weight-complex="bold"/>
    </style:style>
    <style:style style:name="P23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24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font-name="Arial1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-0.199cm" fo:margin-right="0cm" fo:text-align="start" style:justify-single-word="false" fo:text-indent="0cm" style:auto-text-indent="false" fo:background-color="transparent"/>
      <style:text-properties style:font-name="Arial1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1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bold" officeooo:rsid="00093b87" officeooo:paragraph-rsid="00093b87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fo:font-weight="normal" officeooo:rsid="000f3f2a" officeooo:paragraph-rsid="000f3f2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1" fo:font-size="12pt" fo:font-weight="normal" officeooo:rsid="000f66b9" officeooo:paragraph-rsid="000f66b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fo:font-weight="normal" officeooo:rsid="0011740d" officeooo:paragraph-rsid="000fc3e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1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1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end" style:justify-single-word="false"/>
      <style:text-properties style:font-name="Arial1" fo:font-size="15pt" fo:font-weight="bold" officeooo:rsid="00148f33" officeooo:paragraph-rsid="0015c1bd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end" style:justify-single-word="false"/>
      <style:text-properties style:font-name="Arial1" fo:font-size="15pt" fo:font-weight="bold" officeooo:rsid="0015c1bd" officeooo:paragraph-rsid="0015c1bd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1" fo:font-size="15pt" fo:font-weight="bold" officeooo:rsid="00179a32" officeooo:paragraph-rsid="00179a32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1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1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Arial1" fo:font-size="16pt" fo:font-weight="bold" officeooo:rsid="001b2a73" officeooo:paragraph-rsid="001b2a73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1" fo:font-size="14pt" fo:font-weight="bold" officeooo:paragraph-rsid="001b2a73"/>
    </style:style>
    <style:style style:name="P49" style:family="paragraph" style:parent-style-name="Standard">
      <style:paragraph-properties fo:text-align="start" style:justify-single-word="false"/>
      <style:text-properties fo:color="#569cd6" loext:opacity="100%" style:font-name="Consolas" fo:font-size="12pt" fo:font-weight="normal" officeooo:rsid="000e1807" officeooo:paragraph-rsid="000e1807" fo:background-color="#1e1e1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style:line-height-at-least="0.582cm" fo:text-align="start" style:justify-single-word="false"/>
      <style:text-properties fo:color="#d4d4d4" loext:opacity="100%" fo:background-color="#1e1e1e"/>
    </style:style>
    <style:style style:name="P51" style:family="paragraph" style:parent-style-name="Standard">
      <style:paragraph-properties style:line-height-at-least="0.582cm" fo:text-align="start" style:justify-single-word="false"/>
    </style:style>
    <style:style style:name="P52" style:family="paragraph" style:parent-style-name="Standard">
      <style:paragraph-properties style:line-height-at-least="0.582cm" fo:text-align="start" style:justify-single-word="false"/>
      <style:text-properties officeooo:rsid="001b9bd8" officeooo:paragraph-rsid="001b9bd8"/>
    </style:style>
    <style:style style:name="P53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rsid="001cb411" officeooo:paragraph-rsid="001cb411"/>
    </style:style>
    <style:style style:name="P54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b411"/>
    </style:style>
    <style:style style:name="P55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f479"/>
    </style:style>
    <style:style style:name="P56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officeooo:rsid="001cf479" officeooo:paragraph-rsid="001cf479"/>
    </style:style>
    <style:style style:name="P57" style:family="paragraph" style:parent-style-name="Standard" style:master-page-name="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style:page-number="auto" fo:background-color="transparent"/>
      <style:text-properties officeooo:rsid="001b9bd8" officeooo:paragraph-rsid="001b9bd8"/>
    </style:style>
    <style:style style:name="P58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officeooo:rsid="001b9bd8" officeooo:paragraph-rsid="001b9bd8"/>
    </style:style>
    <style:style style:name="P59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officeooo:rsid="001cb411" officeooo:paragraph-rsid="001cb411"/>
    </style:style>
    <style:style style:name="P60" style:family="paragraph" style:parent-style-name="Standard" style:master-page-name="">
      <loext:graphic-properties draw:fill="none"/>
      <style:paragraph-properties fo:margin-left="-0.4cm" fo:margin-right="-0.6cm" style:line-height-at-least="0.582cm" fo:text-align="start" style:justify-single-word="false" fo:text-indent="0cm" style:auto-text-indent="false" style:page-number="auto" fo:background-color="transparent"/>
      <style:text-properties officeooo:paragraph-rsid="001b9bd8"/>
    </style:style>
    <style:style style:name="P61" style:family="paragraph" style:parent-style-name="Standard" style:master-page-name="">
      <loext:graphic-properties draw:fill="none"/>
      <style:paragraph-properties fo:margin-left="0cm" fo:margin-right="-0.4cm" style:line-height-at-least="0.582cm" fo:text-indent="0cm" style:auto-text-indent="false" style:page-number="auto" fo:background-color="transparent"/>
      <style:text-properties fo:color="#d4d4d4" loext:opacity="100%" fo:background-color="#1e1e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size="13pt" style:font-size-asian="13pt" style:font-size-complex="13pt"/>
    </style:style>
    <style:style style:name="T3" style:family="text">
      <style:text-properties fo:color="#c9211e" loext:opacity="100%" style:font-name="Arial1" fo:font-size="14pt" fo:font-weight="bold" style:font-size-asian="12.25pt" style:font-weight-asian="bold" style:font-size-complex="14pt" style:font-weight-complex="bold"/>
    </style:style>
    <style:style style:name="T4" style:family="text">
      <style:text-properties fo:color="#c9211e" loext:opacity="100%" style:font-name="Arial1" fo:font-size="14pt" fo:font-weight="bold" officeooo:rsid="001b2a73" style:font-size-asian="12.25pt" style:font-weight-asian="bold" style:font-size-complex="14pt" style:font-weight-complex="bold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66b9" style:font-weight-asian="normal" style:font-weight-complex="normal"/>
    </style:style>
    <style:style style:name="T9" style:family="text">
      <style:text-properties fo:font-weight="normal" officeooo:rsid="0011740d" style:font-weight-asian="normal" style:font-weight-complex="normal"/>
    </style:style>
    <style:style style:name="T10" style:family="text">
      <style:text-properties officeooo:rsid="000bb223"/>
    </style:style>
    <style:style style:name="T11" style:family="text">
      <style:text-properties fo:color="#569cd6" loext:opacity="100%"/>
    </style:style>
    <style:style style:name="T12" style:family="text">
      <style:text-properties fo:color="#569cd6" loext:opacity="100%" style:font-name="Consolas" fo:font-size="12pt" fo:font-weight="normal"/>
    </style:style>
    <style:style style:name="T13" style:family="text">
      <style:text-properties fo:color="#569cd6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14" style:family="text">
      <style:text-properties fo:color="#569cd6" loext:opacity="100%" style:font-weight-asian="normal" style:font-weight-complex="normal"/>
    </style:style>
    <style:style style:name="T15" style:family="text">
      <style:text-properties fo:color="#569cd6" loext:opacity="100%" style:font-name="Arial1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16" style:family="text">
      <style:text-properties fo:color="#569cd6" loext:opacity="100%" style:font-name="Arial1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17" style:family="text">
      <style:text-properties fo:color="#9cdcfe" loext:opacity="100%"/>
    </style:style>
    <style:style style:name="T18" style:family="text">
      <style:text-properties fo:color="#9cdcfe" loext:opacity="100%" style:font-name="Consolas" fo:font-size="12pt" fo:font-weight="normal"/>
    </style:style>
    <style:style style:name="T19" style:family="text">
      <style:text-properties fo:color="#9cdcfe" loext:opacity="100%" style:font-name="Consolas" fo:font-size="12pt" fo:font-weight="normal" fo:background-color="#1e1e1e" loext:char-shading-value="0"/>
    </style:style>
    <style:style style:name="T20" style:family="text">
      <style:text-properties fo:color="#9cdcfe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1" style:family="text">
      <style:text-properties fo:color="#9cdcfe" loext:opacity="100%" style:font-weight-asian="normal" style:font-weight-complex="normal"/>
    </style:style>
    <style:style style:name="T22" style:family="text">
      <style:text-properties fo:color="#9cdcfe" loext:opacity="100%" style:font-name="Arial1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23" style:family="text">
      <style:text-properties fo:color="#9cdcfe" loext:opacity="100%" style:font-name="Arial1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24" style:family="text">
      <style:text-properties fo:color="#dcdcaa" loext:opacity="100%"/>
    </style:style>
    <style:style style:name="T25" style:family="text">
      <style:text-properties fo:color="#dcdcaa" loext:opacity="100%" style:font-name="Consolas" fo:font-size="12pt" fo:font-weight="normal"/>
    </style:style>
    <style:style style:name="T26" style:family="text">
      <style:text-properties fo:color="#dcdcaa" loext:opacity="100%" style:font-name="Consolas" fo:font-size="12pt" fo:font-weight="normal" fo:background-color="#1e1e1e" loext:char-shading-value="0"/>
    </style:style>
    <style:style style:name="T27" style:family="text">
      <style:text-properties fo:color="#dcdcaa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8" style:family="text">
      <style:text-properties fo:color="#dcdcaa" loext:opacity="100%" style:font-weight-asian="normal" style:font-weight-complex="normal"/>
    </style:style>
    <style:style style:name="T29" style:family="text">
      <style:text-properties fo:color="#dcdcaa" loext:opacity="100%" style:font-name="Arial1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30" style:family="text">
      <style:text-properties fo:color="#ce9178" loext:opacity="100%"/>
    </style:style>
    <style:style style:name="T31" style:family="text">
      <style:text-properties fo:color="#ce9178" loext:opacity="100%" style:font-name="Consolas" fo:font-size="12pt" fo:font-weight="normal"/>
    </style:style>
    <style:style style:name="T32" style:family="text">
      <style:text-properties fo:color="#ce917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3" style:family="text">
      <style:text-properties fo:color="#ce9178" loext:opacity="100%" style:font-weight-asian="normal" style:font-weight-complex="normal"/>
    </style:style>
    <style:style style:name="T34" style:family="text">
      <style:text-properties fo:color="#ce9178" loext:opacity="100%" style:font-name="Arial1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35" style:family="text">
      <style:text-properties fo:color="#ce9178" loext:opacity="100%" style:font-name="Arial1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36" style:family="text">
      <style:text-properties fo:color="#6a9955" loext:opacity="100%"/>
    </style:style>
    <style:style style:name="T37" style:family="text">
      <style:text-properties fo:color="#6a9955" loext:opacity="100%" style:font-name="Consolas" fo:font-size="12pt" fo:font-weight="normal"/>
    </style:style>
    <style:style style:name="T38" style:family="text">
      <style:text-properties fo:color="#6a9955" loext:opacity="100%" style:font-weight-asian="normal" style:font-weight-complex="normal"/>
    </style:style>
    <style:style style:name="T39" style:family="text">
      <style:text-properties style:font-name="Consolas" fo:font-size="12pt" fo:font-weight="normal"/>
    </style:style>
    <style:style style:name="T40" style:family="text">
      <style:text-properties style:font-weight-asian="normal" style:font-weight-complex="normal"/>
    </style:style>
    <style:style style:name="T41" style:family="text">
      <style:text-properties fo:color="#4ec9b0" loext:opacity="100%" style:font-weight-asian="normal" style:font-weight-complex="normal"/>
    </style:style>
    <style:style style:name="T42" style:family="text">
      <style:text-properties fo:color="#4ec9b0" loext:opacity="100%" style:font-name="Consolas" fo:font-size="12pt" fo:font-weight="normal"/>
    </style:style>
    <style:style style:name="T43" style:family="text">
      <style:text-properties fo:font-size="13pt" style:font-size-asian="13pt" style:font-size-complex="13pt"/>
    </style:style>
    <style:style style:name="T44" style:family="text">
      <style:text-properties fo:color="#4fc1ff" loext:opacity="100%" style:font-name="Consolas" fo:font-size="12pt" fo:font-weight="normal"/>
    </style:style>
    <style:style style:name="T45" style:family="text">
      <style:text-properties officeooo:rsid="0012f5a4"/>
    </style:style>
    <style:style style:name="T46" style:family="text">
      <style:text-properties officeooo:rsid="0015c1bd"/>
    </style:style>
    <style:style style:name="T47" style:family="text">
      <style:text-properties officeooo:rsid="001b2a73" style:font-size-asian="12.25pt" style:font-weight-asian="bold" style:font-size-complex="14pt" style:font-weight-complex="bold"/>
    </style:style>
    <style:style style:name="T48" style:family="text">
      <style:text-properties style:font-name="Arial1" fo:font-size="14pt" fo:font-weight="bold" style:font-size-asian="12.25pt" style:font-weight-asian="bold" style:font-size-complex="14pt" style:font-weight-complex="bold"/>
    </style:style>
    <style:style style:name="T49" style:family="text">
      <style:text-properties style:font-name="Arial1" fo:font-size="14pt" fo:font-weight="bold" officeooo:rsid="001b2a73" style:font-size-asian="12.25pt" style:font-weight-asian="bold" style:font-size-complex="14pt" style:font-weight-complex="bold"/>
    </style:style>
    <style:style style:name="T50" style:family="text">
      <style:text-properties style:font-name="Arial1" fo:font-size="14pt" fo:font-weight="bold" officeooo:rsid="001b9bd8" style:font-size-asian="12.25pt" style:font-weight-asian="bold" style:font-size-complex="14pt" style:font-weight-complex="bold"/>
    </style:style>
    <style:style style:name="T51" style:family="text">
      <style:text-properties style:font-name="Arial1" fo:font-size="14pt" fo:font-weight="bold" officeooo:rsid="001cb411" style:font-size-asian="12.25pt" style:font-weight-asian="bold" style:font-size-complex="14pt" style:font-weight-complex="bold"/>
    </style:style>
    <style:style style:name="T52" style:family="text">
      <style:text-properties style:font-name="Arial1" fo:font-size="14pt" fo:font-weight="bold" officeooo:rsid="001cf479" style:font-size-asian="12.25pt" style:font-weight-asian="bold" style:font-size-complex="14pt" style:font-weight-complex="bold"/>
    </style:style>
    <style:style style:name="T53" style:family="text">
      <style:text-properties fo:color="#d4d4d4" loext:opacity="100%" style:font-name="Consolas" fo:font-size="12pt" fo:font-weight="normal" fo:background-color="#1e1e1e" loext:char-shading-value="0"/>
    </style:style>
    <style:style style:name="T54" style:family="text">
      <style:text-properties fo:color="#d4d4d4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55" style:family="text">
      <style:text-properties fo:color="#d4d4d4" loext:opacity="100%" fo:background-color="#1e1e1e" loext:char-shading-value="0"/>
    </style:style>
    <style:style style:name="T56" style:family="text">
      <style:text-properties fo:color="#d4d4d4" loext:opacity="100%" style:font-name="Arial1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57" style:family="text">
      <style:text-properties fo:color="#d4d4d4" loext:opacity="100%" style:font-name="Arial1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58" style:family="text">
      <style:text-properties fo:color="#b5cea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59" style:family="text">
      <style:text-properties fo:color="#808080" loext:opacity="100%" style:font-name="Arial1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Bizus</text:p>
      <text:p text:style-name="P1"/>
      <text:p text:style-name="P2"/>
      <text:p text:style-name="P18"><text:span text:style-name="T1">Primeira Obs.: </text:span>todo comando de <text:span text:style-name="T1">javaScript </text:span>tem q ser dentro da tag<text:span text:style-name="T1"> </text:span><text:span text:style-name="T6">&lt;script&gt;</text:span></text:p>
      <text:p text:style-name="P27"/>
      <text:p text:style-name="P28">Alguns Comandos</text:p>
      <text:p text:style-name="P28">Obs: o window é discricionário colocar ele</text:p>
      <text:p text:style-name="P29"/>
      <text:list xml:id="list2265163587" text:style-name="L1">
        <text:list-item>
          <text:p text:style-name="P30"><text:span text:style-name="T6">window.alert( ‘ </text:span><text:span text:style-name="T5">Mensagem </text:span><text:span text:style-name="T6"><text:s/>‘ )</text:span><text:span text:style-name="T5"> </text:span><text:s/>→ Vai aparecer uma mensagem como janela </text:p>
        </text:list-item>
        <text:list-item>
          <text:p text:style-name="P31"><text:span text:style-name="T6">window.confirm (‘ Mensagem “)</text:span> → Vai apaecer uma janela pra você da OK ou Cancel</text:p>
        </text:list-item>
        <text:list-item>
          <text:p text:style-name="P31"><text:span text:style-name="T6">window.prompt ( ‘ Mesangem ‘) </text:span>→ Vai aparecer uma tela pra você digitar</text:p>
        </text:list-item>
        <text:list-item>
          <text:p text:style-name="P32"><text:span text:style-name="T6">document.write ()</text:span> → vai escrever na tela principal</text:p>
        </text:list-item>
      </text:list>
      <text:p text:style-name="P4"/>
      <text:p text:style-name="P16">Variáveis :</text:p>
      <text:p text:style-name="P5"><text:span text:style-name="T1">Obs:</text:span> as variáveis no JS pode ter acentos, Letra maiúscula faz diferença, e <text:span text:style-name="T45">p</text:span>ode começar com s<text:span text:style-name="T10">í</text:span>mbolos.</text:p>
      <text:p text:style-name="P6">Obs: Para saber que tipo é a variável é só digitar typeof → que o node vai dizer</text:p>
      <text:p text:style-name="P4"/>
      <text:p text:style-name="P15">No JS tem alguns tipos de variáveis essas são as primitivas </text:p>
      <text:p text:style-name="P15"><draw:frame draw:style-name="fr1" draw:name="Figura1" text:anchor-type="char" svg:x="10.555cm" svg:y="0.238cm" svg:width="5.99cm" svg:height="2.457cm" draw:z-index="0"><draw:image xlink:href="Pictures/10000201000002FB00000139AB552F50070D10D8.png" xlink:type="simple" xlink:show="embed" xlink:actuate="onLoad" draw:mime-type="image/png"/></draw:frame></text:p>
      <text:p text:style-name="P5">aqui não é separada por Inteiro e Real</text:p>
      <text:p text:style-name="P5"/>
      <text:p text:style-name="P5"/>
      <text:p text:style-name="P5"/>
      <text:p text:style-name="P5"><draw:frame draw:style-name="fr1" draw:name="Figura2" text:anchor-type="char" svg:x="10.398cm" svg:y="0.45cm" svg:width="4.004cm" svg:height="2.983cm" draw:z-index="1"><draw:image xlink:href="Pictures/10000201000002020000017F5CA52F7FCB7BE724.png" xlink:type="simple" xlink:show="embed" xlink:actuate="onLoad" draw:mime-type="image/png"/></draw:frame></text:p>
      <text:p text:style-name="P5"/>
      <text:p text:style-name="P5"/>
      <text:p text:style-name="P9">Letras <text:s/>→ String</text:p>
      <text:p text:style-name="P5"/>
      <text:p text:style-name="P5"><draw:frame draw:style-name="fr2" draw:name="Figura4" text:anchor-type="char" svg:x="-0.993cm" svg:y="0.026cm" svg:width="3.614cm" svg:height="6.59cm" draw:z-index="3"><draw:image xlink:href="Pictures/10000201000001650000028B6E80100C77044966.png" xlink:type="simple" xlink:show="embed" xlink:actuate="onLoad" draw:mime-type="image/png"/></draw:frame></text:p>
      <text:p text:style-name="P5"/>
      <text:p text:style-name="P5"><draw:frame draw:style-name="fr1" draw:name="Figura3" text:anchor-type="char" svg:x="10.497cm" svg:y="0.392cm" svg:width="4.685cm" svg:height="2.237cm" draw:z-index="2"><draw:image xlink:href="Pictures/10000201000001E8000000E915070E1EC1D562B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pan text:style-name="T11">var</text:span> <text:span text:style-name="T17">nome</text:span> = <text:span text:style-name="T17">window</text:span>.<text:span text:style-name="T24">prompt</text:span>(<text:span text:style-name="T30">'Diga seu nome:'</text:span>) <text:span text:style-name="T36">// declarando variável e jogando valor nela</text:span></text:p>
      <text:p text:style-name="P23">       <text:span text:style-name="T18">window</text:span><text:span text:style-name="T39">.</text:span><text:span text:style-name="T25">alert</text:span><text:span text:style-name="T39">(</text:span><text:span text:style-name="T31">'Seja bem vindo '</text:span><text:span text:style-name="T39">+</text:span><text:span text:style-name="T18">nome</text:span><text:span text:style-name="T39">) </text:span><text:span text:style-name="T37">// concatenação o sinal +</text:span></text:p>
      <text:p text:style-name="P5"/>
      <text:p text:style-name="P7">tem que ter o sinal de +</text:p>
      <text:p text:style-name="P8"><text:soft-page-break/></text:p>
      <text:p text:style-name="P10">Declarando números nas variáveis e fazendo soma</text:p>
      <text:p text:style-name="P49"/>
      <text:p text:style-name="P49"/>
      <text:p text:style-name="P20"><text:span text:style-name="T11">var</text:span> <text:span text:style-name="T17">n1</text:span> = <text:span text:style-name="T17">window</text:span>.<text:span text:style-name="T24">prompt</text:span>(<text:span text:style-name="T30">'Digite um número:'</text:span>) <text:span text:style-name="T36">//O  prompt só absorve valor string</text:span></text:p>
      <text:p text:style-name="P23">       <text:span text:style-name="T12">var</text:span><text:span text:style-name="T39"> </text:span><text:span text:style-name="T18">n2</text:span><text:span text:style-name="T39"> = </text:span><text:span text:style-name="T18">window</text:span><text:span text:style-name="T39">.</text:span><text:span text:style-name="T25">prompt</text:span><text:span text:style-name="T39">(</text:span><text:span text:style-name="T31">'Digite outro número: '</text:span><text:span text:style-name="T39">) </text:span><text:span text:style-name="T37">// </text:span></text:p>
      <text:p text:style-name="P23">       <text:span text:style-name="T12">var</text:span><text:span text:style-name="T39"> </text:span><text:span text:style-name="T18">s</text:span><text:span text:style-name="T39"> = </text:span><text:span text:style-name="T18">n1</text:span><text:span text:style-name="T39"> + </text:span><text:span text:style-name="T18">n2</text:span><text:span text:style-name="T39"> </text:span><text:span text:style-name="T37">// se eu colocar 5 + 2 o resultado vai ser 52</text:span></text:p>
      <text:p text:style-name="P23">       <text:span text:style-name="T25">alert</text:span><text:span text:style-name="T39">(</text:span><text:span text:style-name="T31">'A soma dos valores é '</text:span><text:span text:style-name="T39"> + </text:span><text:span text:style-name="T18">s</text:span><text:span text:style-name="T39">)</text:span></text:p>
      <text:p text:style-name="P7"><text:s/></text:p>
      <text:p text:style-name="P7"/>
      <text:p text:style-name="P10">é necessário fazer a conversão de string para number <text:s/>tem 3 modos de fazer: </text:p>
      <text:p text:style-name="P10"/>
      <text:p text:style-name="P10"><draw:frame draw:style-name="fr2" draw:name="Figura5" text:anchor-type="char" svg:x="9.241cm" svg:y="0.127cm" svg:width="7.728cm" svg:height="4.163cm" draw:z-index="4"><draw:image xlink:href="Pictures/1000020100000184000000D1D89F2CDCCA40059C.png" xlink:type="simple" xlink:show="embed" xlink:actuate="onLoad" draw:mime-type="image/png"/></draw:frame></text:p>
      <text:p text:style-name="P10"/>
      <text:p text:style-name="P10">Number.parseInt(n) <text:span text:style-name="T7">é para inteiro</text:span></text:p>
      <text:p text:style-name="P8"/>
      <text:p text:style-name="P10">Number.parseFloat(n) <text:span text:style-name="T7">é para Real</text:span></text:p>
      <text:p text:style-name="P8"/>
      <text:p text:style-name="P10">Number(n)<text:span text:style-name="T7"> serve para os 2 é o mais prático</text:span></text:p>
      <text:p text:style-name="P8"/>
      <text:p text:style-name="P8"/>
      <text:p text:style-name="P10">alguns exemplos:<text:span text:style-name="T7"> </text:span></text:p>
      <text:p text:style-name="P8"/>
      <text:p text:style-name="P10">–Primeira Forma de conversão:</text:p>
      <text:p text:style-name="P8"/>
      <text:p text:style-name="P21"><text:span text:style-name="T14">var</text:span><text:span text:style-name="T40"> </text:span><text:span text:style-name="T21">n1</text:span><text:span text:style-name="T40"> = </text:span><text:span text:style-name="T41">Number</text:span><text:span text:style-name="T40">.</text:span><text:span text:style-name="T28">parseInt</text:span><text:span text:style-name="T40">( </text:span><text:span text:style-name="T21">window</text:span><text:span text:style-name="T40">.</text:span><text:span text:style-name="T28">prompt</text:span><text:span text:style-name="T40">(</text:span><text:span text:style-name="T33">'Digite um número:'</text:span><text:span text:style-name="T40">)) </text:span><text:span text:style-name="T38">//converte a string p/ number</text:span></text:p>
      <text:p text:style-name="P23">       <text:span text:style-name="T12">var</text:span><text:span text:style-name="T39"> </text:span><text:span text:style-name="T18">n2</text:span><text:span text:style-name="T39"> = </text:span><text:span text:style-name="T42">Number</text:span><text:span text:style-name="T39">.</text:span><text:span text:style-name="T25">parseInt</text:span><text:span text:style-name="T39"> (</text:span><text:span text:style-name="T18">window</text:span><text:span text:style-name="T39">.</text:span><text:span text:style-name="T25">prompt</text:span><text:span text:style-name="T39">(</text:span><text:span text:style-name="T31">'Digite outro número: '</text:span><text:span text:style-name="T39">))  </text:span></text:p>
      <text:p text:style-name="P23">       <text:span text:style-name="T12">var</text:span><text:span text:style-name="T39"> </text:span><text:span text:style-name="T18">s</text:span><text:span text:style-name="T39"> = </text:span><text:span text:style-name="T18">n1</text:span><text:span text:style-name="T39"> + </text:span><text:span text:style-name="T18">n2</text:span><text:span text:style-name="T39"> </text:span></text:p>
      <text:p text:style-name="P23">       <text:span text:style-name="T25">alert</text:span><text:span text:style-name="T39">(</text:span><text:span text:style-name="T31">'A soma dos valores é '</text:span><text:span text:style-name="T39"> + </text:span><text:span text:style-name="T18">s</text:span><text:span text:style-name="T39">)</text:span></text:p>
      <text:p text:style-name="P8"/>
      <text:p text:style-name="P10">–Segunda Forma de conversão:</text:p>
      <text:p text:style-name="P8"/>
      <text:p text:style-name="P21"><text:span text:style-name="T14">var</text:span><text:span text:style-name="T40"> </text:span><text:span text:style-name="T21">n1</text:span><text:span text:style-name="T40"> = </text:span><text:span text:style-name="T41">Number</text:span><text:span text:style-name="T40">.</text:span><text:span text:style-name="T28">parseFloat</text:span><text:span text:style-name="T40">( </text:span><text:span text:style-name="T21">window</text:span><text:span text:style-name="T40">.</text:span><text:span text:style-name="T28">prompt</text:span><text:span text:style-name="T40">(</text:span><text:span text:style-name="T33">'Digite um número:'</text:span><text:span text:style-name="T40">)) </text:span></text:p>
      <text:p text:style-name="P23">       <text:span text:style-name="T12">var</text:span><text:span text:style-name="T39"> </text:span><text:span text:style-name="T18">n2</text:span><text:span text:style-name="T39"> = </text:span><text:span text:style-name="T42">Number</text:span><text:span text:style-name="T39">.</text:span><text:span text:style-name="T25">parseFloat</text:span><text:span text:style-name="T39"> (</text:span><text:span text:style-name="T18">window</text:span><text:span text:style-name="T39">.</text:span><text:span text:style-name="T25">prompt</text:span><text:span text:style-name="T39">(</text:span><text:span text:style-name="T31">'Digite outro número: '</text:span><text:span text:style-name="T39">))  </text:span></text:p>
      <text:p text:style-name="P23">       <text:span text:style-name="T12">var</text:span><text:span text:style-name="T39"> </text:span><text:span text:style-name="T18">s</text:span><text:span text:style-name="T39"> = </text:span><text:span text:style-name="T18">n1</text:span><text:span text:style-name="T39"> + </text:span><text:span text:style-name="T18">n2</text:span><text:span text:style-name="T39"> </text:span></text:p>
      <text:p text:style-name="P23">       <text:span text:style-name="T25">alert</text:span><text:span text:style-name="T39">(</text:span><text:span text:style-name="T31">'A soma dos valores é '</text:span><text:span text:style-name="T39"> + </text:span><text:span text:style-name="T18">s</text:span><text:span text:style-name="T39">)</text:span></text:p>
      <text:p text:style-name="P8"/>
      <text:p text:style-name="P10">–Terceira Forma e a mais prática de conversão:<text:span text:style-name="T7"> </text:span></text:p>
      <text:p text:style-name="P8"/>
      <text:p text:style-name="P21"><text:span text:style-name="T14">var</text:span><text:span text:style-name="T40"> </text:span><text:span text:style-name="T21">n1</text:span><text:span text:style-name="T40"> = </text:span><text:span text:style-name="T41">Number</text:span><text:span text:style-name="T40">( </text:span><text:span text:style-name="T21">window</text:span><text:span text:style-name="T40">.</text:span><text:span text:style-name="T28">prompt</text:span><text:span text:style-name="T40">(</text:span><text:span text:style-name="T33">'Digite um número:'</text:span><text:span text:style-name="T40">)) </text:span></text:p>
      <text:p text:style-name="P23">       <text:span text:style-name="T12">var</text:span><text:span text:style-name="T39"> </text:span><text:span text:style-name="T18">n2</text:span><text:span text:style-name="T39"> = </text:span><text:span text:style-name="T42">Number</text:span><text:span text:style-name="T39">(</text:span><text:span text:style-name="T18">window</text:span><text:span text:style-name="T39">.</text:span><text:span text:style-name="T25">prompt</text:span><text:span text:style-name="T39">(</text:span><text:span text:style-name="T31">'Digite outro número: '</text:span><text:span text:style-name="T39">))  </text:span></text:p>
      <text:p text:style-name="P23">       <text:span text:style-name="T12">var</text:span><text:span text:style-name="T39"> </text:span><text:span text:style-name="T18">s</text:span><text:span text:style-name="T39"> = </text:span><text:span text:style-name="T18">n1</text:span><text:span text:style-name="T39"> + </text:span><text:span text:style-name="T18">n2</text:span><text:span text:style-name="T39"> </text:span></text:p>
      <text:p text:style-name="P23">       <text:span text:style-name="T25">alert</text:span><text:span text:style-name="T39">(</text:span><text:span text:style-name="T31">'A soma dos valores é '</text:span><text:span text:style-name="T39"> + </text:span><text:span text:style-name="T18">s</text:span><text:span text:style-name="T39">)</text:span></text:p>
      <text:p text:style-name="P8"/>
      <text:p text:style-name="P8"/>
      <text:p text:style-name="P8"><draw:frame draw:style-name="fr1" draw:name="Figura6" text:anchor-type="char" svg:x="10.934cm" svg:y="0.231cm" svg:width="5.637cm" svg:height="3.253cm" draw:z-index="5"><draw:image xlink:href="Pictures/1000020100000104000000969C8F1B6D3179A665.png" xlink:type="simple" xlink:show="embed" xlink:actuate="onLoad" draw:mime-type="image/png"/></draw:frame></text:p>
      <text:p text:style-name="P17">Para converter de Number &gt; String → </text:p>
      <text:p text:style-name="P35"/>
      <text:p text:style-name="P35"><text:soft-page-break/></text:p>
      <text:p text:style-name="P17">* Fomas de amostar os valores das variáveis:</text:p>
      <text:p text:style-name="P35"><draw:frame draw:style-name="fr1" draw:name="Figura7" text:anchor-type="char" svg:x="0.801cm" svg:y="0.249cm" svg:width="14.871cm" svg:height="7.223cm" draw:z-index="6"><draw:image xlink:href="Pictures/100002010000023200000111AE623AB2BC4DCFCE.png" xlink:type="simple" xlink:show="embed" xlink:actuate="onLoad" draw:mime-type="image/png"/></draw:frame></text:p>
      <text:p text:style-name="P35"/>
      <text:p text:style-name="P35"/>
      <text:p text:style-name="P11"><text:span text:style-name="T7">em vês de usar o </text:span>+var+<text:span text:style-name="T7"> pode colocar dentro do próprio texto entre </text:span><text:span text:style-name="T8">``</text:span> ${nome da variável} <text:span text:style-name="T7">é bem menos trabalhoso dessa forma. </text:span></text:p>
      <text:p text:style-name="P35"/>
      <text:p text:style-name="P12"><text:span text:style-name="T43">Obs : A escrita tem que estar entre </text:span><text:span text:style-name="T2">Crase</text:span><text:span text:style-name="T7"> </text:span></text:p>
      <text:p text:style-name="P36"/>
      <text:p text:style-name="P22"><text:span text:style-name="T14">var</text:span><text:span text:style-name="T40"> </text:span><text:span text:style-name="T21">n1</text:span><text:span text:style-name="T40"> = </text:span><text:span text:style-name="T41">Number</text:span><text:span text:style-name="T40">( </text:span><text:span text:style-name="T21">window</text:span><text:span text:style-name="T40">.</text:span><text:span text:style-name="T28">prompt</text:span><text:span text:style-name="T40">(</text:span><text:span text:style-name="T33">'Digite um número:'</text:span><text:span text:style-name="T40">)) </text:span></text:p>
      <text:p text:style-name="P23">       <text:span text:style-name="T12">var</text:span><text:span text:style-name="T39"> </text:span><text:span text:style-name="T18">n2</text:span><text:span text:style-name="T39"> = </text:span><text:span text:style-name="T42">Number</text:span><text:span text:style-name="T39">(</text:span><text:span text:style-name="T18">window</text:span><text:span text:style-name="T39">.</text:span><text:span text:style-name="T25">prompt</text:span><text:span text:style-name="T39">(</text:span><text:span text:style-name="T31">'Digite outro número: '</text:span><text:span text:style-name="T39">))  </text:span></text:p>
      <text:p text:style-name="P23">       <text:span text:style-name="T12">var</text:span><text:span text:style-name="T39"> </text:span><text:span text:style-name="T18">s</text:span><text:span text:style-name="T39"> = </text:span><text:span text:style-name="T18">n1</text:span><text:span text:style-name="T39"> + </text:span><text:span text:style-name="T18">n2</text:span><text:span text:style-name="T39"> </text:span></text:p>
      <text:p text:style-name="P23">       <text:span text:style-name="T25">alert</text:span><text:span text:style-name="T39">(</text:span><text:span text:style-name="T31">`A soma entre </text:span><text:span text:style-name="T12">${</text:span><text:span text:style-name="T18">n1</text:span><text:span text:style-name="T12">}</text:span><text:span text:style-name="T31"> e </text:span><text:span text:style-name="T12">${</text:span><text:span text:style-name="T18">n2</text:span><text:span text:style-name="T12">}</text:span><text:span text:style-name="T31"> é </text:span><text:span text:style-name="T12">${</text:span><text:span text:style-name="T18">s</text:span><text:span text:style-name="T12">}</text:span><text:span text:style-name="T31"> `</text:span><text:span text:style-name="T39">)</text:span></text:p>
      <text:p text:style-name="P36"/>
      <text:p text:style-name="P36"/>
      <text:p text:style-name="P36"/>
      <text:p text:style-name="P13">Comando Para Letras Maiúscula <text:s/>e Minuscula e contar qnts letras tem: </text:p>
      <text:p text:style-name="P33"/>
      <text:p text:style-name="P22"><text:span text:style-name="T14">var</text:span><text:span text:style-name="T40"> </text:span><text:span text:style-name="T21">nome</text:span><text:span text:style-name="T40"> = </text:span><text:span text:style-name="T21">window</text:span><text:span text:style-name="T40">.</text:span><text:span text:style-name="T28">prompt</text:span><text:span text:style-name="T40">(</text:span><text:span text:style-name="T33">`Digite seu nome: `</text:span><text:span text:style-name="T40">)</text:span></text:p>
      <text:p text:style-name="P23">       <text:span text:style-name="T18">document</text:span><text:span text:style-name="T39">.</text:span><text:span text:style-name="T25">write</text:span><text:span text:style-name="T39">(</text:span><text:span text:style-name="T31">`Olá, </text:span><text:span text:style-name="T12">${</text:span><text:span text:style-name="T18">nome</text:span><text:span text:style-name="T12">}</text:span><text:span text:style-name="T31">! seu nome tem </text:span><text:span text:style-name="T12">${</text:span><text:span text:style-name="T18">nome</text:span><text:span text:style-name="T39">.</text:span><text:span text:style-name="T44">length</text:span><text:span text:style-name="T12">}</text:span><text:span text:style-name="T31"> letras &lt;br&gt;`</text:span><text:span text:style-name="T39">)</text:span></text:p>
      <text:p text:style-name="P23">       <text:span text:style-name="T18">document</text:span><text:span text:style-name="T39">.</text:span><text:span text:style-name="T25">write</text:span><text:span text:style-name="T39"> (</text:span><text:span text:style-name="T31">`Seu nome em minusculo é </text:span><text:span text:style-name="T12">${</text:span><text:span text:style-name="T18">nome</text:span><text:span text:style-name="T39">.</text:span><text:span text:style-name="T25">toLowerCase</text:span><text:span text:style-name="T39">()</text:span><text:span text:style-name="T12">}</text:span><text:span text:style-name="T31"> &lt;br&gt;`</text:span><text:span text:style-name="T39">)</text:span></text:p>
      <text:p text:style-name="P23">       <text:span text:style-name="T18">document</text:span><text:span text:style-name="T39">.</text:span><text:span text:style-name="T25">write</text:span><text:span text:style-name="T39"> (</text:span><text:span text:style-name="T31">`Seu nome em maiúsculo é </text:span><text:span text:style-name="T12">${</text:span><text:span text:style-name="T18">nome</text:span><text:span text:style-name="T39">.</text:span><text:span text:style-name="T25">toUpperCase</text:span><text:span text:style-name="T39">()</text:span><text:span text:style-name="T12">}</text:span><text:span text:style-name="T31">`</text:span><text:span text:style-name="T39">)</text:span></text:p>
      <text:p text:style-name="P36"/>
      <text:p text:style-name="P36"/>
      <text:p text:style-name="P36"/>
      <text:p text:style-name="P36"/>
      <text:p text:style-name="P3">Formatação dos números</text:p>
      <text:p text:style-name="P3"><draw:frame draw:style-name="fr1" draw:name="Figura8" text:anchor-type="char" svg:x="11.569cm" svg:y="0.175cm" svg:width="6.826cm" svg:height="4.419cm" draw:z-index="7"><draw:image xlink:href="Pictures/1000020100000102000000A7CFBA0F52A95E384C.png" xlink:type="simple" xlink:show="embed" xlink:actuate="onLoad" draw:mime-type="image/png"/></draw:frame></text:p>
      <text:p text:style-name="P13">n1.toFixed(2) → <text:span text:style-name="T7"><text:s/></text:span><text:span text:style-name="T9">vai deixar com 2 casas decimais</text:span></text:p>
      <text:p text:style-name="P37"/>
      <text:p text:style-name="P14">n1.toFixed(2).replace(‘.’ , ‘,’) <text:span text:style-name="T7">→ vai transformar o </text:span>.<text:span text:style-name="T7"> em</text:span> ,</text:p>
      <text:p text:style-name="P14"/>
      <text:p text:style-name="P14"/>
      <text:p text:style-name="P26"><draw:frame draw:style-name="fr2" draw:name="Figura9" text:anchor-type="char" svg:x="6.087cm" svg:y="-0.926cm" svg:width="12.913cm" svg:height="4.604cm" draw:z-index="8"><draw:image xlink:href="Pictures/10000201000001E8000000AEA1B966E176DC2CD2.png" xlink:type="simple" xlink:show="embed" xlink:actuate="onLoad" draw:mime-type="image/png"/></draw:frame><text:soft-page-break/>aqui esses outros comandos</text:p>
      <text:p text:style-name="P14">é para aparecer em formato </text:p>
      <text:p text:style-name="P14">de moeda</text:p>
      <text:p text:style-name="P14"/>
      <text:p text:style-name="P24">esse LocaleString vai localizar</text:p>
      <text:p text:style-name="P25">um objeto.</text:p>
      <text:p text:style-name="P14"/>
      <text:p text:style-name="P14"/>
      <text:p text:style-name="P14"/>
      <text:p text:style-name="P14"/>
      <text:p text:style-name="P14"/>
      <text:p text:style-name="P39">Aritmética </text:p>
      <text:p text:style-name="P39"/>
      <text:p text:style-name="P40"><draw:frame draw:style-name="fr1" draw:name="Figura11" text:anchor-type="char" svg:x="10.479cm" svg:y="0.873cm" svg:width="5.833cm" svg:height="7.498cm" draw:z-index="10"><draw:image xlink:href="Pictures/1000020100000146000001A3CA503A40F00C5DD1.png" xlink:type="simple" xlink:show="embed" xlink:actuate="onLoad" draw:mime-type="image/png"/></draw:frame><draw:frame draw:style-name="fr2" draw:name="Figura10" text:anchor-type="char" svg:x="0.164cm" svg:y="0.82cm" svg:width="5.613cm" svg:height="8.795cm" draw:z-index="9"><draw:image xlink:href="Pictures/10000201000001560000021820CC21F3A6C2972A.png" xlink:type="simple" xlink:show="embed" xlink:actuate="onLoad" draw:mime-type="image/png"/></draw:frame><text:s text:c="3"/>OPERADORES <text:s text:c="44"/>PRECEDÊNCIA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INCREMENTO </text:p>
      <text:p text:style-name="P40"><draw:frame draw:style-name="fr1" draw:name="Figura12" text:anchor-type="char" svg:x="0.43cm" svg:y="0.45cm" svg:width="8.625cm" svg:height="6.112cm" draw:z-index="11"><draw:image xlink:href="Pictures/1000020100000146000000E70AD6CF2B127A5B54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text:tab/><draw:frame draw:style-name="fr1" draw:name="Figura13" text:anchor-type="char" svg:x="0.997cm" svg:y="1.826cm" svg:width="2.572cm" svg:height="9.484cm" draw:z-index="12"><draw:image xlink:href="Pictures/10000201000000900000021303124CDD1483929D.png" xlink:type="simple" xlink:show="embed" xlink:actuate="onLoad" draw:mime-type="image/png"/></draw:frame><text:span text:style-name="T46">OPERADORES LÓGICOS</text:span></text:p>
      <text:p text:style-name="P40"/>
      <text:p text:style-name="P41"><draw:frame draw:style-name="fr1" draw:name="Figura14" text:anchor-type="char" svg:x="4.479cm" svg:y="0.915cm" svg:width="5.828cm" svg:height="4.905cm" draw:z-index="13"><draw:image xlink:href="Pictures/100002010000018E0000014FFBA7C8ACE7036F52.png" xlink:type="simple" xlink:show="embed" xlink:actuate="onLoad" draw:mime-type="image/png"/></draw:frame><draw:frame draw:style-name="fr1" draw:name="Figura15" text:anchor-type="char" svg:x="11.218cm" svg:y="1.244cm" svg:width="6.523cm" svg:height="5.944cm" draw:z-index="14"><draw:image xlink:href="Pictures/10000201000001A10000017CA39587A49165A137.png" xlink:type="simple" xlink:show="embed" xlink:actuate="onLoad" draw:mime-type="image/png"/></draw:frame><text:s text:c="19"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pan text:style-name="T46">Obs.: esse aqui mostra</text:span></text:p>
      <text:p text:style-name="P41"><text:span text:style-name="T46">que 5 number é igual a 5 string</text:span></text:p>
      <text:p text:style-name="P41"><text:span text:style-name="T46">porém eles não são idênticos,</text:span></text:p>
      <text:p text:style-name="P42">para saber se eles são idênticos</text:p>
      <text:p text:style-name="P42">usa o operado ===</text:p>
      <text:p text:style-name="P42"/>
      <text:p text:style-name="P43">PRECEDÊNCIA GERAL</text:p>
      <text:p text:style-name="P42"><draw:frame draw:style-name="fr1" draw:name="Figura16" text:anchor-type="char" svg:x="-0.504cm" svg:y="0.476cm" svg:width="6.316cm" svg:height="7.736cm" draw:z-index="15"><draw:image xlink:href="Pictures/100002010000017A000001CFF2DE50122542EADA.png" xlink:type="simple" xlink:show="embed" xlink:actuate="onLoad" draw:mime-type="image/png"/></draw:frame><draw:frame draw:style-name="fr1" draw:name="Figura17" text:anchor-type="char" svg:x="6.558cm" svg:y="0.279cm" svg:width="12.442cm" svg:height="1.917cm" draw:z-index="16"><draw:image xlink:href="Pictures/100002010000037900000089CE734398BFD6B591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5">Obs: esse daqui de cima mostra uma lógica</text:p>
      <text:p text:style-name="P45">montada que funciona desse modo:</text:p>
      <text:p text:style-name="P45">na primeira parte digita a lógica, se ela for </text:p>
      <text:p text:style-name="P45">verdadeira vai amostrar o aprovado se não</text:p>
      <text:p text:style-name="P45">vai amostrar o reprovado.</text:p>
      <text:p text:style-name="P45"/>
      <text:p text:style-name="P45">Também pode declarar <text:s/>a variável antes para adquirir o resultado final por ex:</text:p>
      <text:p text:style-name="P45"/>
      <text:p text:style-name="P45">var nota = media&gt;=7? “aprovado”:”reprovado”</text:p>
      <text:p text:style-name="P44"/>
      <text:p text:style-name="P44"/>
      <text:p text:style-name="P46"/>
      <text:p text:style-name="P46"/>
      <text:p text:style-name="P46"/>
      <text:p text:style-name="P46"/>
      <text:p text:style-name="P47"><text:soft-page-break/>DOM</text:p>
      <text:p text:style-name="P47"/>
      <text:p text:style-name="P48"><text:span text:style-name="T47">Algumas tags com o DOM → <text:s text:c="2"/></text:span><text:span text:style-name="T26">getElementsByTagName</text:span><text:span text:style-name="T47"> Essa tag seleciona alguns elementos do html pode ser Id, Class, P, div, h1, body tanto faz.</text:span></text:p>
      <text:p text:style-name="P48"><text:span text:style-name="T47"><text:s/>Exemplo na prática dele → <text:s text:c="2"/></text:span><text:span text:style-name="T13">var</text:span><text:span text:style-name="T54"> </text:span><text:span text:style-name="T20">p1</text:span><text:span text:style-name="T54"> = </text:span><text:span text:style-name="T20">window</text:span><text:span text:style-name="T54">.</text:span><text:span text:style-name="T20">document</text:span><text:span text:style-name="T54">.</text:span><text:span text:style-name="T27">getElementsByTagName</text:span><text:span text:style-name="T54">(</text:span><text:span text:style-name="T32">'p'</text:span><text:span text:style-name="T54">)[</text:span><text:span text:style-name="T58">0</text:span><text:span text:style-name="T54">]</text:span></text:p>
      <text:p text:style-name="P50">        <text:span text:style-name="T18">p1</text:span><text:span text:style-name="T39">.</text:span><text:span text:style-name="T44">style</text:span><text:span text:style-name="T39">.</text:span><text:span text:style-name="T18">color</text:span><text:span text:style-name="T39"> = </text:span><text:span text:style-name="T31">'blue'</text:span></text:p>
      <text:p text:style-name="P51"><text:span text:style-name="T55">        </text:span><text:span text:style-name="T19">window</text:span><text:span text:style-name="T53">.</text:span><text:span text:style-name="T19">document</text:span><text:span text:style-name="T53">.</text:span><text:span text:style-name="T26">write</text:span><text:span text:style-name="T53">(</text:span><text:span text:style-name="T19">p1</text:span><text:span text:style-name="T53">.</text:span><text:span text:style-name="T19">innerText</text:span><text:span text:style-name="T53">) </text:span><text:span text:style-name="T49"><text:s text:c="2"/>Primeiro foi criado uma variável </text:span><text:span text:style-name="T4">p1</text:span><text:span text:style-name="T49">, depois foi atribuído para ela a tag </text:span><text:span text:style-name="T4">P</text:span><text:span text:style-name="T49"> através do comando </text:span><text:span text:style-name="T4">window.document.getElementsByTagName(‘p’) [0]</text:span><text:span text:style-name="T49"> <text:s/>→ esse </text:span><text:span text:style-name="T4">‘p’</text:span><text:span text:style-name="T49"> é dizendo a tag e o </text:span><text:span text:style-name="T4">[0]</text:span><text:span text:style-name="T49"> a posição dela a </text:span><text:span text:style-name="T4">[0]</text:span><text:span text:style-name="T49"> é a primeira </text:span><text:span text:style-name="T4">[1]</text:span><text:span text:style-name="T49"> a segunda e assim por diante </text:span></text:p>
      <text:p text:style-name="P51"><text:span text:style-name="T49"/></text:p>
      <text:p text:style-name="P51"><text:span text:style-name="T49"><text:s/>a ultima linha do comando </text:span><text:span text:style-name="T4">window.document.write</text:span><text:span text:style-name="T49"> <text:s/>é para escrever </text:span><text:span text:style-name="T4">(p1.innerText)</text:span><text:span text:style-name="T49"> vai aparecer o que tem escrito no </text:span><text:span text:style-name="T4">p</text:span><text:span text:style-name="T49">, se colocasse só o </text:span><text:span text:style-name="T4">p1</text:span><text:span text:style-name="T49"> <text:s/>iria aparecer o tipo do </text:span><text:span text:style-name="T4">p</text:span><text:span text:style-name="T49">, por isso o </text:span><text:span text:style-name="T4">innerText </text:span><text:span text:style-name="T49">foi inserido pra amostrar o que tem escrito realmente no </text:span><text:span text:style-name="T4">p</text:span><text:span text:style-name="T49"> . <text:line-break/></text:span></text:p>
      <text:p text:style-name="P52"><text:span text:style-name="T49">O</text:span><text:span text:style-name="T48">bs: O </text:span><text:span text:style-name="T3">innerText</text:span><text:span text:style-name="T48"> ele só puxa o texto, o </text:span><text:span text:style-name="T3">innerHTML</text:span><text:span text:style-name="T48"> puxa tudo até as formatações </text:span></text:p>
      <text:p text:style-name="P51"><text:span text:style-name="T49"><text:s/></text:span></text:p>
      <text:p text:style-name="P52"><text:span text:style-name="T49">n</text:span><text:span text:style-name="T48">a linha </text:span><text:span text:style-name="T3">p1.style.color = ‘blue’ </text:span><text:span text:style-name="T48"><text:s text:c="2"/>→ vai alterar a cor do texto para azul</text:span></text:p>
      <text:p text:style-name="P51"><text:span text:style-name="T49"/></text:p>
      <text:p text:style-name="P60"><text:span text:style-name="T49">O</text:span><text:span text:style-name="T50">utro exemplo: <text:s text:c="2"/></text:span><text:span text:style-name="T15">var</text:span><text:span text:style-name="T56"> </text:span><text:span text:style-name="T22">corpo</text:span><text:span text:style-name="T56"> = </text:span><text:span text:style-name="T22">window</text:span><text:span text:style-name="T56">.</text:span><text:span text:style-name="T22">document</text:span><text:span text:style-name="T56">.</text:span><text:span text:style-name="T22">body</text:span></text:p>
      <text:p text:style-name="P61">        <text:span text:style-name="T18">corpo</text:span><text:span text:style-name="T39">.</text:span><text:span text:style-name="T44">style</text:span><text:span text:style-name="T39">.</text:span><text:span text:style-name="T18">backgroundColor</text:span><text:span text:style-name="T39"> = </text:span><text:span text:style-name="T31">'gray'</text:span></text:p>
      <text:p text:style-name="P57"><text:span text:style-name="T48"><text:s/>Nesse exemplo foi criado a variável corpo e depois foi atribuída à ela o </text:span><text:span text:style-name="T3">body</text:span><text:span text:style-name="T48">.</text:span></text:p>
      <text:p text:style-name="P58"><text:span text:style-name="T48">Na segunda linha foi mudada a cor do </text:span><text:span text:style-name="T3">background</text:span><text:span text:style-name="T48"> do </text:span><text:span text:style-name="T3">body</text:span><text:span text:style-name="T48"> para cinza</text:span></text:p>
      <text:p text:style-name="P58"><text:span text:style-name="T48"/></text:p>
      <text:p text:style-name="P58"><text:span text:style-name="T48"/></text:p>
      <text:p text:style-name="P59"><text:span text:style-name="T48">OBS GERAL: </text:span></text:p>
      <text:p text:style-name="P59"><text:span text:style-name="T48">o getElement pode ser por Nome, Class, id, Seletor <text:s/>e Marca</text:span></text:p>
      <text:p text:style-name="P58"><draw:frame draw:style-name="fr1" draw:name="Figura18" text:anchor-type="char" svg:x="0.146cm" svg:y="0.556cm" svg:width="7.13cm" svg:height="7.112cm" draw:z-index="17"><draw:image xlink:href="Pictures/100002010000019800000197C4ADDFB2EE6BDA9D.png" xlink:type="simple" xlink:show="embed" xlink:actuate="onLoad" draw:mime-type="image/png"/></draw:frame><draw:frame draw:style-name="fr2" draw:name="Figura19" text:anchor-type="char" svg:x="9.88cm" svg:y="0.152cm" svg:width="6.66cm" svg:height="8.167cm" draw:z-index="18"><draw:image xlink:href="Pictures/100002010000016B000001BDF16D95866CA34D89.png" xlink:type="simple" xlink:show="embed" xlink:actuate="onLoad" draw:mime-type="image/png"/></draw:frame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8"><text:span text:style-name="T48"/></text:p>
      <text:p text:style-name="P53"><text:span text:style-name="T50"/></text:p>
      <text:p text:style-name="P53"><text:soft-page-break/><text:span text:style-name="T48">Por seletor é Melhor pelo querySelector()</text:span></text:p>
      <text:p text:style-name="P53"><text:span text:style-name="T48"/></text:p>
      <text:p text:style-name="P55"><text:span text:style-name="T51">outro exemplo: </text:span></text:p>
      <text:p text:style-name="P55"><text:span text:style-name="T51"><text:s text:c="2"/></text:span><text:span text:style-name="T59">&lt;</text:span><text:span text:style-name="T16">div</text:span><text:span text:style-name="T57"> </text:span><text:span text:style-name="T23">id</text:span><text:span text:style-name="T57">=</text:span><text:span text:style-name="T35">"msg"</text:span><text:span text:style-name="T59">&gt;</text:span><text:span text:style-name="T57">Clique em Mim</text:span><text:span text:style-name="T59">&lt;/</text:span><text:span text:style-name="T16">div</text:span><text:span text:style-name="T59">&gt;</text:span></text:p>
      <text:p text:style-name="P55"><text:span text:style-name="T51"><text:s text:c="2"/></text:span><text:span text:style-name="T15">var</text:span><text:span text:style-name="T56"> </text:span><text:span text:style-name="T22">d</text:span><text:span text:style-name="T56"> = </text:span><text:span text:style-name="T22">window</text:span><text:span text:style-name="T56">.</text:span><text:span text:style-name="T22">document</text:span><text:span text:style-name="T56">.</text:span><text:span text:style-name="T29">querySelector</text:span><text:span text:style-name="T56">(</text:span><text:span text:style-name="T34">'div#msg'</text:span><text:span text:style-name="T56">)</text:span></text:p>
      <text:p text:style-name="P54"><text:span text:style-name="T51"><text:s text:c="2"/></text:span><text:span text:style-name="T22">d</text:span><text:span text:style-name="T56">.</text:span><text:span text:style-name="T22">style</text:span><text:span text:style-name="T56">.</text:span><text:span text:style-name="T22">color</text:span><text:span text:style-name="T56"> = </text:span><text:span text:style-name="T34">'red'</text:span><text:span text:style-name="T51"> <text:s/>Mesma síntese, </text:span><text:span text:style-name="T52">porém foi usada como uma id</text:span></text:p>
      <text:p text:style-name="P54"><text:span text:style-name="T52"/></text:p>
      <text:p text:style-name="P54"><text:span text:style-name="T52"/></text:p>
      <text:p text:style-name="P56"><text:span text:style-name="T48">O PORQUE USAR O WINDOW.DOCUMENT</text:span></text:p>
      <text:p text:style-name="P56"><text:span text:style-name="T48">ÁRVORE DOM</text:span></text:p>
      <text:p text:style-name="P56"><draw:frame draw:style-name="fr1" draw:name="Figura20" text:anchor-type="char" svg:x="4.002cm" svg:y="0.344cm" svg:width="10.003cm" svg:height="15.03cm" draw:z-index="19"><draw:image xlink:href="Pictures/10000201000001A80000027DE93ADC42A7409E03.png" xlink:type="simple" xlink:show="embed" xlink:actuate="onLoad" draw:mime-type="image/png"/></draw:frame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  <text:p text:style-name="P56"><text:span text:style-name="T4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4:15:44.364000000</meta:creation-date>
    <dc:date>2022-01-20T15:03:35.776000000</dc:date>
    <meta:editing-duration>PT1H52M1S</meta:editing-duration>
    <meta:editing-cycles>9</meta:editing-cycles>
    <meta:generator>LibreOffice/7.1.1.2$Windows_X86_64 LibreOffice_project/fe0b08f4af1bacafe4c7ecc87ce55bb426164676</meta:generator>
    <meta:document-statistic meta:table-count="0" meta:image-count="20" meta:object-count="0" meta:page-count="7" meta:paragraph-count="104" meta:word-count="838" meta:character-count="5216" meta:non-whitespace-character-count="4190"/>
  </office:meta>
</office:document-meta>
</file>